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Repository:In GitLab, files are stored in a repository. A repository is similar to how you store files in a folder or directory on your computer.</text:span></text:p>
      <text:p text:style-name="P1"><text:span text:style-name="T1">A remote repository refers to the files in GitLab. A local copy refers to the files on your computer.</text:span></text:p>
      <text:p text:style-name="P1"><text:span text:style-name="T1">Often, the word “repository” is shortened to “repo”. In GitLab, a repository is contained in a project.</text:span></text:p>
      <text:p text:style-name="P1"><text:span text:style-name="T1">Fork:When you want to contribute to someone else’s repository, you make a copy of it. This copy is called a fork. </text:span></text:p>
      <text:p text:style-name="P1"><text:span text:style-name="T1">The process is called creating a fork.</text:span></text:p>
      <text:p text:style-name="P1"><text:span text:style-name="T1">Difference between download and clone:</text:span></text:p>
      <text:p text:style-name="P1"><text:span text:style-name="T1">To create a copy of a remote repository’s files on your computer, you can either download or clone the repository. If you download it, you cannot sync the repository with the remote repository on GitLab.</text:span></text:p>
      <text:p text:style-name="P1"><text:span text:style-name="T1">Cloning a repository is the same as downloading, except it preserves the Git connection with the remote repository. You can then modify the files locally and upload the changes to the remote repository on GitLab.</text:span></text:p>
      <text:p text:style-name="P1"><text:span text:style-name="T1">Pull and push:</text:span></text:p>
      <text:p text:style-name="P1"><text:span text:style-name="T1">After you save a local copy of a repository and modify the files on your computer, you can upload the changes to GitLab. This is referred to as pushing to the remote, because you use the command git push.</text:span></text:p>
      <text:p text:style-name="P1"><text:span text:style-name="T1">When the remote repository changes, your local copy is behind. You can update your local copy with the new changes in the remote repository. This is referred to as pulling from the remote, because you use the command git pull.</text:span></text:p>
      <text:p text:style-name="P1"><text:span text:style-name="T1">git --version<text:s text:c="2"/>--&gt;Determine if Git is already installed on your computer</text:span></text:p>
      <text:p text:style-name="P1"><text:span text:style-name="T1">Configure Git:</text:span></text:p>
      <text:p text:style-name="P1"><text:span text:style-name="T1">In your shell, add your user name: git config --global user.name "your_username"</text:span></text:p>
      <text:p text:style-name="P1"><text:span text:style-name="T1">Add your email address: git config --global user.email "your_email_address@example.com"</text:span></text:p>
      <text:p text:style-name="P1"><text:span text:style-name="T1">To check the configuration, run: git config --global --list</text:span></text:p>
      <text:p text:style-name="P1"><text:span text:style-name="T1">Clone with HTTPS:</text:span></text:p>
      <text:p text:style-name="P1"><text:span text:style-name="T1">Clone with HTTPS when you want to authenticate each time you perform an operation between your computer and GitLab.</text:span></text:p>
      <text:p text:style-name="P1"><text:span text:style-name="T1">Go to your project’s landing page and select Clone. Copy the URL for Clone with HTTPS.</text:span></text:p>
      <text:p text:style-name="P1"><text:span text:style-name="T1">Open a terminal and go to the directory where you want to clone the files.</text:span></text:p>
      <text:p text:style-name="P1"><text:span text:style-name="T1">Run the following command. Git automatically creates a folder with the repository name and downloads the files there.</text:span></text:p>
      <text:p text:style-name="P1"><text:span text:style-name="T1">git clone </text:span></text:p>
      <text:p text:style-name="P1"><text:span text:style-name="T1">GitLab requests your username and password:</text:span></text:p>
      <text:p text:style-name="P1"><text:span text:style-name="T1">If you have 2FA enabled for your account, you must use a Personal Access Token with read_repository or write_repository permissions instead of your account’s password.</text:span></text:p>
      <text:p text:style-name="P1"><text:span text:style-name="T1">If you don’t have 2FA enabled, use your account’s password.</text:span></text:p>
      <text:p text:style-name="P1"><text:span text:style-name="T1">To view the files, go to the new directory:</text:span></text:p>
      <text:p text:style-name="P1"><text:span text:style-name="T1">cd sample-project</text:span></text:p>
      <text:p text:style-name="P1"><text:span text:style-name="T1">git init --&gt; Convert a local directory into a repository</text:span></text:p>
      <text:p text:style-name="P1"><text:span text:style-name="T1">git add &lt;file-name OR folder-name&gt; --&gt; To stage a file for commit</text:span></text:p>
      <text:p text:style-name="P1"><text:span text:style-name="T1">git status --&gt; Confirm that the files have been added to staging</text:span></text:p>
      <text:p text:style-name="P1"><text:span text:style-name="T1">git commit -m "COMMENT TO DESCRIBE THE INTENTION OF THE COMMIT" --&gt; To commit the staged files</text:span></text:p>
      <text:p text:style-name="P1"><text:span text:style-name="T1">git commit -a -m "COMMENT TO DESCRIBE THE INTENTION OF THE COMMIT" --&gt; Stage and commit all changes</text:span></text:p>
      <text:p text:style-name="P1"><text:span text:style-name="T1">git push &lt;remote&gt; &lt;name-of-branch&gt; --&gt; To push all local changes to the remote repository</text:span></text:p>
      <text:p text:style-name="P1"><text:span text:style-name="T1">git push origin main --&gt; to push your local commits to the main branch of the origin remote</text:span></text:p>
      <text:p text:style-name="P1"><text:span text:style-name="T1">git checkout . --&gt; To discard all changes to tracked files</text:span></text:p>
      <text:p text:style-name="P1"><text:span text:style-name="T1">git reset --&gt; To unstage (remove) all files that have not been committed</text:span></text:p>
      <text:p text:style-name="P1"><text:span text:style-name="T1">Merge a branch with default branch:</text:span></text:p>
      <text:p text:style-name="P1"><text:span text:style-name="T1">When you are ready to add your changes to the default branch, you merge the feature branch into it:</text:span></text:p>
      <text:p text:style-name="P1"><text:span text:style-name="T1">git checkout &lt;default-branch&gt;</text:span></text:p>
      <text:p text:style-name="P1"><text:span text:style-name="T1">git merge &lt;feature-branch&gt;</text:span></text:p>
      <text:p text:style-name="P1"><text:span text:style-name="T1">git log --&gt; Viewing the Commit History</text:span></text:p>
      <text:p text:style-name="P1"><text:span text:style-name="T1">git rm &lt;file_name&gt; --&gt; removing file</text:span></text:p>
      <text:p text:style-name="P1"><text:span text:style-name="T1">git log --oneline --graph --decorate<text:s text:c="2"/>--&gt; output shows in proper format</text:span></text:p>
      <text:p text:style-name="P1"><text:span text:style-name="T1">git show &lt;id&gt; --&gt; Gives whole histroy of that specific Id</text:span></text:p>
      <text:p text:style-name="P1"><text:span text:style-name="T1">git diff<text:s text:c="2"/>--&gt; Show changes between commits, commit and working tree, etc</text:span></text:p>
      <text:p text:style-name="P1"><text:span text:style-name="T1">git branch &lt;branch_name&gt; --&gt; Create a new branch</text:span></text:p>
      <text:p text:style-name="P1"><text:span text:style-name="T1">git branch -d &lt;branch_name&gt; --&gt; delete a branch</text:span></text:p>
      <text:p text:style-name="P1"><text:span text:style-name="T1">git branch -m &lt;old_name&gt; &lt;new_name&gt; --&gt; to rename the branch</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